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default-cell-style-name="Default"/>
        <table:table-column table:style-name="co1" table:default-cell-style-name="ce34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1-27" calcext:value-type="date">
            <text:p>2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1-29" calcext:value-type="date">
            <text:p>2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1-30" calcext:value-type="date">
            <text:p>30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01" calcext:value-type="date">
            <text:p>01.02.20</text:p>
          </table:table-cell>
          <table:table-cell table:style-name="ce43" office:value-type="string" calcext:value-type="string">
            <text:p>jpoint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01" calcext:value-type="date">
            <text:p>0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3" calcext:value-type="float">
            <text:p>13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02" calcext:value-type="date">
            <text:p>02.02.20</text:p>
          </table:table-cell>
          <table:table-cell table:style-name="ce43" office:value-type="string" calcext:value-type="string">
            <text:p>tests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02" calcext:value-type="date">
            <text:p>02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2-09" calcext:value-type="date">
            <text:p>09.02.20</text:p>
          </table:table-cell>
          <table:table-cell table:style-name="ce43" office:value-type="string" calcext:value-type="string">
            <text:p>подкаст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2-11" calcext:value-type="date">
            <text:p>1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12" calcext:value-type="date">
            <text:p>12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13" calcext:value-type="date">
            <text:p>13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14" calcext:value-type="date">
            <text:p>14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14" calcext:value-type="date">
            <text:p>14.02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office:value-type="date" office:date-value="2020-02-15" calcext:value-type="date">
            <text:p>15.02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office:value-type="date" office:date-value="2020-02-15" calcext:value-type="date">
            <text:p>15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16" calcext:value-type="date">
            <text:p>16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9" calcext:value-type="float">
            <text:p>19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17" calcext:value-type="date">
            <text:p>17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17" calcext:value-type="date">
            <text:p>17.02.20</text:p>
          </table:table-cell>
          <table:table-cell table:style-name="ce37" office:value-type="string" calcext:value-type="string">
            <text:p>Разработка ПО</text:p>
          </table:table-cell>
          <table:table-cell table:style-name="ce41" office:value-type="float" office:value="15" calcext:value-type="float">
            <text:p>15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date" office:date-value="2020-02-18" calcext:value-type="date">
            <text:p>18.02.20</text:p>
          </table:table-cell>
          <table:table-cell table:style-name="ce37" office:value-type="string" calcext:value-type="string">
            <text:p>Разработка ПО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2-18" calcext:value-type="date">
            <text:p>18.02.20</text:p>
          </table:table-cell>
          <table:table-cell table:style-name="ce37" office:value-type="string" calcext:value-type="string">
            <text:p>мат логика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20-02-18" calcext:value-type="date">
            <text:p>18.02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19" calcext:value-type="date">
            <text:p>19.02.20</text:p>
          </table:table-cell>
          <table:table-cell table:style-name="ce43" office:value-type="string" calcext:value-type="string">
            <text:p>spring boot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2-19" calcext:value-type="date">
            <text:p>19.02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2-20" calcext:value-type="date">
            <text:p>20.02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04" calcext:value-type="date">
            <text:p>04.03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3-09" calcext:value-type="date">
            <text:p>09.03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09" calcext:value-type="date">
            <text:p>09.03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3-11" calcext:value-type="date">
            <text:p>11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20-03-12" calcext:value-type="date">
            <text:p>12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0-03-13" calcext:value-type="date">
            <text:p>13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3-14" calcext:value-type="date">
            <text:p>14.03.20</text:p>
          </table:table-cell>
          <table:table-cell table:style-name="ce43" office:value-type="string" calcext:value-type="string">
            <text:p>обзор пулов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14" calcext:value-type="date">
            <text:p>14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15" calcext:value-type="date">
            <text:p>15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20-03-15" calcext:value-type="date">
            <text:p>15.03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16" calcext:value-type="date">
            <text:p>16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3-18" calcext:value-type="date">
            <text:p>18.03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3-20" calcext:value-type="date">
            <text:p>20.03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0-03-21" calcext:value-type="date">
            <text:p>21.03.20</text:p>
          </table:table-cell>
          <table:table-cell table:style-name="ce43" office:value-type="string" calcext:value-type="string">
            <text:p>gradle</text:p>
          </table:table-cell>
          <table:table-cell table:style-name="ce41" office:value-type="float" office:value="13" calcext:value-type="float">
            <text:p>13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 table:number-rows-repeated="6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20" calcext:value-type="float">
            <text:p>20</text:p>
          </table:table-cell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онеты</text:p>
          </table:table-cell>
          <table:table-cell table:style-name="ce41" table:number-columns-repeated="4"/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79" calcext:value-type="float">
            <text:p>79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9" office:value-type="string" calcext:value-type="string">
            <text:p>Список дел</text:p>
          </table:table-cell>
          <table:table-cell table:number-columns-repeated="2"/>
          <table:table-cell table:style-name="ce60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1:08:12.1917966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3-21T20:19:08.077908058</dc:date>
    <meta:editing-duration>P164DT17H26M29S</meta:editing-duration>
    <meta:editing-cycles>1043</meta:editing-cycles>
    <meta:document-statistic meta:table-count="5" meta:cell-count="862" meta:object-count="0"/>
  </office:meta>
</office:document-meta>
</file>